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3">
      <style:paragraph-properties fo:margin-top="0cm" fo:margin-bottom="0cm" style:contextual-spacing="false"/>
    </style:style>
    <style:style style:name="P5" style:family="paragraph" style:parent-style-name="Text_20_body" style:list-style-name="L4"/>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style style:name="P12" style:family="paragraph" style:parent-style-name="Text_20_body" style:list-style-name="L7">
      <style:paragraph-properties fo:margin-top="0cm" fo:margin-bottom="0cm" style:contextual-spacing="false"/>
    </style:style>
    <style:style style:name="P13" style:family="paragraph" style:parent-style-name="Text_20_body" style:list-style-name="L8"/>
    <style:style style:name="P14" style:family="paragraph" style:parent-style-name="Text_20_body" style:list-style-name="L8">
      <style:paragraph-properties fo:margin-top="0cm" fo:margin-bottom="0cm" style:contextual-spacing="false"/>
    </style:style>
    <style:style style:name="P15" style:family="paragraph" style:parent-style-name="Text_20_body" style:list-style-name="L9"/>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An information system is a computer-based tool that collects, stores, and processes data to provide relevant, accurate, and timely information for organizations and users. Its goals are to automate tasks for individuals and facilitate connections between suppliers and customers. Examples include CRM systems, ERP systems, CMS, and financial management systems.</text:p>
      <text:p text:style-name="Text_20_body">Types of information systems: Transaction Processing System (TPS): Collects, processes, and stores transactions for operational tasks. Management Information System (MIS): Analyzes data and provides reports for managerial decision-making. Decision Support System (DSS): Helps with complex decision-making through data analysis and modeling. Expert System: Provides recommendations or solutions in a specific domain using programmed knowledge and rules.</text:p>
      <text:p text:style-name="Text_20_body">The Software Development Life Cycle (SDLC) includes phases like analysis, planning, design, implementation, and maintenance. During planning, assemble the project team, justify the project, choose a methodology, develop a schedule, and create a plan.</text:p>
      <text:p text:style-name="Text_20_body">Analysis Phase: The analysis phase is focused on understanding the current system and determining the requirements for the new information system. Activities in this phase include studying the existing system, interviewing users, and conducting surveys. The goal is to produce a comprehensive requirements report that outlines what the new system should do and what its requirements are.</text:p>
      <text:p text:style-name="Text_20_body">Planning Phase: During the planning phase, a project development plan is created to guide the development process. This plan includes a description of the project scope, an estimation of costs and potential benefits, a list of project participants, and a project schedule. Key activities in this phase include assembling the project team, justifying the project by demonstrating its value to the organization, choosing a development methodology, developing a project schedule, and producing the project development plan.</text:p>
      <text:p text:style-name="Text_20_body">Design Phase: The design phase focuses on finding solutions to meet the system requirements identified in the analysis phase. It involves evaluating hardware and software alternatives and making decisions about the system architecture and components. The design phase aims to define the structure and functionality of the new information system.</text:p>
      <text:p text:style-name="Text_20_body">Implementation Phase: The implementation phase is where the actual coding, debugging, testing, and conversion take place. Coding involves writing the source code that will be translated into executable programs. Debugging is the process of identifying and fixing bugs using a debugger tool. Testing is performed to ensure the system functions correctly, and conversion refers to the process of transitioning from the old system to the new system.</text:p>
      <text:p text:style-name="Text_20_body">Maintenance Phase: The maintenance phase occurs after the new system has been deployed and focuses on ensuring its continued operation and improvement. Key activities in this phase include providing user support, fixing bugs or issues, making regular backups of data, and implementing updates or enhancements to the system.</text:p>
      <text:p text:style-name="Text_20_body">By following this systematic approach and considering security measures, organizations can develop robust and secure information systems that meet their needs effectively.</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5T21:29:20.267977486</meta:creation-date>
    <dc:date>2023-06-15T22:34:40.068702037</dc:date>
    <meta:editing-duration>PT1H5M20S</meta:editing-duration>
    <meta:editing-cycles>1</meta:editing-cycles>
    <meta:generator>LibreOffice/7.5.3.2$Linux_X86_64 LibreOffice_project/50$Build-2</meta:generator>
    <meta:document-statistic meta:table-count="0" meta:image-count="0" meta:object-count="0" meta:page-count="1" meta:paragraph-count="9" meta:word-count="460" meta:character-count="3255" meta:non-whitespace-character-count="2804"/>
  </office:meta>
</office:document-meta>
</file>